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paragraph-properties fo:line-height="100%"/>
      <style:text-properties officeooo:paragraph-rsid="018eb476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paragraph-properties fo:line-height="100%"/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24" style:family="paragraph" style:parent-style-name="Standard">
      <style:text-properties style:font-name="Liberation Sans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Liberation Sans" officeooo:paragraph-rsid="01e8ab62"/>
    </style:style>
    <style:style style:name="P26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1f90280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master-page-name="Standard">
      <style:paragraph-properties style:page-number="auto"/>
      <style:text-properties officeooo:paragraph-rsid="01f90280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font-name="Liberation Mono1" fo:language="nl" fo:country="NL" fo:background-color="transparent" loext:char-shading-value="0" style:font-size-asian="12pt" style:language-asian="nl" style:country-asian="NL" style:font-size-complex="12pt"/>
    </style:style>
    <style:style style:name="T54" style:family="text">
      <style:text-properties fo:color="#000000" style:font-name="Liberation Mono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fo:color="#000000" style:font-name="Liberation Mono1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fo:color="#000000" style:font-name="Liberation Mono1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style:font-name="Liberation Sans"/>
    </style:style>
    <style:style style:name="T59" style:family="text">
      <style:text-properties style:font-name="Liberation Sans" officeooo:rsid="01cfd8fe"/>
    </style:style>
    <style:style style:name="T60" style:family="text">
      <style:text-properties style:font-name="Liberation Sans" officeooo:rsid="01abc67c"/>
    </style:style>
    <style:style style:name="T6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style:font-name="Liberation Sans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7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34">C</text:span></text:span><text:span text:style-name="Strong_20_Emphasis"><text:span text:style-name="T35">h</text:span></text:span><text:span text:style-name="Strong_20_Emphasis"><text:span text:style-name="T33">ecklist voor </text:span></text:span><text:span text:style-name="Strong_20_Emphasis"><text:span text:style-name="T36">de installatie</text:span></text:span><text:span text:style-name="Strong_20_Emphasis"><text:span text:style-name="T33"> van </text:span></text:span><text:reference-mark-start text:name="Distributie"/><text:span text:style-name="Strong_20_Emphasis"><text:span text:style-name="T37">Ubunt</text:span></text:span><text:span text:style-name="Strong_20_Emphasis"><text:span text:style-name="T38">u</text:span></text:span><text:reference-mark-end text:name="Distributie"/><text:span text:style-name="Strong_20_Emphasis"><text:span text:style-name="T37"> </text:span></text:span><text:reference-mark-start text:name="Versie"/><text:span text:style-name="T59">20</text:span><text:span text:style-name="Strong_20_Emphasis"><text:span text:style-name="T37">.</text:span></text:span><text:span text:style-name="Strong_20_Emphasis"><text:span text:style-name="T39">04</text:span></text:span><text:reference-mark-end text:name="Versie"/><text:span text:style-name="Strong_20_Emphasis"><text:span text:style-name="T50"> </text:span></text:span><text:span text:style-name="Strong_20_Emphasis"><text:span text:style-name="T51">LTS</text:span></text:span><text:span text:style-name="Strong_20_Emphasis"><text:span text:style-name="T7"> </text:span></text:span><text:reference-mark-start text:name="Editie"/><text:span text:style-name="Strong_20_Emphasis"><text:span text:style-name="T40">desktop</text:span></text:span><text:reference-mark-end text:name="Editie"/><text:span text:style-name="Strong_20_Emphasis"><text:span text:style-name="T41"> </text:span></text:span><text:span text:style-name="Strong_20_Emphasis"><text:span text:style-name="T33">op </text:span></text:span><text:reference-mark-start text:name="Computernaam"/><text:span text:style-name="T60">pc</text:span><text:span text:style-name="Strong_20_Emphasis"><text:span text:style-name="T42">04</text:span></text:span><text:reference-mark-end text:name="Computernaam"/><text:span text:style-name="T43">.</text:span><text:span text:style-name="Strong_20_Emphasis"><text:span text:style-name="T33"><text:line-break/></text:span></text:span></text:p>
      <text:p text:style-name="P20"><text:span text:style-name="T33">Kijk op </text:span><text:a xlink:type="simple" xlink:href="https://karelzimmer.nl/" text:style-name="Internet_20_link" text:visited-style-name="Visited_20_Internet_20_Link"><text:span text:style-name="Internet_20_link"><text:span text:style-name="T61">karelzimmer.nl</text:span></text:span></text:a><text:span text:style-name="T33"> </text:span><text:span text:style-name="T16">voor</text:span><text:span text:style-name="T17"> </text:span><text:span text:style-name="T57">deze en andere </text:span><text:span text:style-name="T18">checklists, scripts, en overige bestanden.</text:span></text:p>
      <text:p text:style-name="P22"/>
      <text:p text:style-name="P23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52"/></text:span></text:p>
      <text:p text:style-name="P10"><text:span text:style-name="Definition"><text:span text:style-name="T66">g</text:span></text:span><text:span text:style-name="Definition"><text:span text:style-name="T65">ebruiker</text:span></text:span><text:span text:style-name="T33"><text:tab/><text:tab/><text:tab/><text:tab/></text:span><text:span text:style-name="User_20_Entry"><text:span text:style-name="T53">Nina Zimmer</text:span></text:span></text:p>
      <text:p text:style-name="P11"><text:span text:style-name="Definition"><text:span text:style-name="T66">g</text:span></text:span><text:span text:style-name="Definition"><text:span text:style-name="T65">ebruikersnaam</text:span></text:span><text:span text:style-name="Definition"><text:span text:style-name="T62"><text:tab/></text:span></text:span><text:span text:style-name="User_20_Entry"><text:span text:style-name="T53">nina</text:span></text:span></text:p>
      <text:p text:style-name="P13"><text:span text:style-name="Definition"><text:span text:style-name="T66">c</text:span></text:span><text:span text:style-name="Definition"><text:span text:style-name="T65">omputernaam</text:span></text:span><text:span text:style-name="Definition"><text:span text:style-name="T63"><text:tab/><text:tab/></text:span></text:span><text:span text:style-name="User_20_Entry"><text:span text:style-name="T54"><text:reference-ref text:reference-format="text" text:ref-name="Computernaam">pc04</text:reference-ref></text:span></text:span><text:span text:style-name="T44"> <text:tab/><text:tab/><text:tab/><text:tab/>(</text:span><text:span text:style-name="T45">N</text:span><text:span text:style-name="T46">aast </text:span><text:span text:style-name="T47">W</text:span><text:span text:style-name="T48">indows </text:span><text:span text:style-name="T49">10</text:span><text:span text:style-name="T47"> – </text:span><text:span text:style-name="T46">dual boot</text:span><text:span text:style-name="T44">)</text:span></text:p>
      <text:p text:style-name="P12"><text:span text:style-name="Definition"><text:span text:style-name="T66">o</text:span></text:span><text:span text:style-name="Definition"><text:span text:style-name="T67">pstartmenu</text:span></text:span><text:span text:style-name="T33"><text:tab/><text:tab/><text:tab/></text:span><text:span text:style-name="User_20_Entry"><text:span text:style-name="T55">F9</text:span></text:span></text:p>
      <text:p text:style-name="P19"><text:span text:style-name="Definition"><text:span text:style-name="T66">i</text:span></text:span><text:span text:style-name="Definition"><text:span text:style-name="T67">nstellingen</text:span></text:span><text:span text:style-name="T33"><text:tab/><text:tab/><text:tab/></text:span><text:span text:style-name="User_20_Entry"><text:span text:style-name="T56">Esc</text:span></text:span></text:p>
      <text:p text:style-name="P3"><text:span text:style-name="Definition"><text:span text:style-name="T64"/></text:span></text:p>
      <text:p text:style-name="P6"/>
      <text:list xml:id="list2011115825" text:style-name="L1">
        <text:list-item>
          <text:p text:style-name="P26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2"><text:s/></text:span></text:span><text:span text:style-name="Strong_20_Emphasis"><text:span text:style-name="T30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3">Volg</text:span></text:span><text:span text:style-name="Strong_20_Emphasis"><text:span text:style-name="T22"> 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4"><text:span text:style-name="Strong_20_Emphasis"><text:span text:style-name="T31"/></text:span></text:p>
      <text:p text:style-name="P5"/>
      <text:list xml:id="list81015732539525" text:continue-numbering="true" text:style-name="L1">
        <text:list-item>
          <text:p text:style-name="P28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2"><text:s/></text:span></text:span><text:span text:style-name="Strong_20_Emphasis"><text:span text:style-name="T30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7">Installeer </text:span></text:span><text:span text:style-name="Strong_20_Emphasis"><text:span text:style-name="T28"><text:reference-ref text:reference-format="text" text:ref-name="Distributie">Ubuntu</text:reference-ref></text:span></text:span><text:span text:style-name="Strong_20_Emphasis"><text:span text:style-name="T29"><text:s/></text:span></text:span><text:span text:style-name="Strong_20_Emphasis"><text:span text:style-name="T27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2"><text:s/></text:span></text:span><text:span text:style-name="Strong_20_Emphasis"><text:span text:style-name="T30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3">Volg</text:span></text:span><text:span text:style-name="Strong_20_Emphasis"><text:span text:style-name="T22"> 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8"/>
      <text:p text:style-name="P9"/>
      <text:list xml:id="list81016059596297" text:continue-numbering="true" text:style-name="L1">
        <text:list-item>
          <text:p text:style-name="P29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2"><text:s/></text:span></text:span><text:span text:style-name="Strong_20_Emphasis"><text:span text:style-name="T30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Volg</text:span></text:span><text:span text:style-name="Strong_20_Emphasis"><text:span text:style-name="T22"> 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Standard"><text:span text:style-name="Strong_20_Emphasis"><text:span text:style-name="T15"><text:line-break/></text:span></text:span></text:p>
      <text:list xml:id="list81014392591461" text:continue-numbering="true" text:style-name="L1">
        <text:list-item>
          <text:p text:style-name="P30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2"><text:s/></text:span></text:span><text:span text:style-name="Strong_20_Emphasis"><text:span text:style-name="T30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3">Volg</text:span></text:span><text:span text:style-name="Strong_20_Emphasis"><text:span text:style-name="T22"> 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4"><text:span text:style-name="Strong_20_Emphasis"><text:span text:style-name="T19"/></text:span></text:p>
      <text:p text:style-name="P24"/>
      <text:p text:style-name="P27"><text:span text:style-name="T9">E</text:span><text:span text:style-name="T10">inde c</text:span><text:span text:style-name="T8">hecklist, </text:span><text:span text:style-name="T11">d</text:span><text:span text:style-name="T8">e installatie van </text:span><text:span text:style-name="T8"><text:reference-ref text:reference-format="text" text:ref-name="Distributie">Ubuntu</text:reference-ref></text:span><text:span text:style-name="T8"><text:s/></text:span><text:span text:style-name="T7"><text:reference-ref text:reference-format="text" text:ref-name="Versie">20.04</text:reference-ref></text:span><text:span text:style-name="Strong_20_Emphasis"><text:span text:style-name="T13"><text:s/></text:span></text:span><text:span text:style-name="Strong_20_Emphasis"><text:span text:style-name="T14">LTS</text:span></text:span><text:span text:style-name="T7"> </text:span><text:span text:style-name="T8"><text:reference-ref text:reference-format="text" text:ref-name="Editie">desktop</text:reference-ref></text:span><text:span text:style-name="T8"><text:s/></text:span><text:span text:style-name="T12">op </text:span><text:span text:style-name="T12"><text:reference-ref text:reference-format="text" text:ref-name="Computernaam">pc04</text:reference-ref></text:span><text:span text:style-name="T12"><text:s/></text:span><text:span text:style-name="T8">is voltooid.<text:line-break/><text:line-break/></text:span><text:span text:style-name="T32">Geschreven</text:span><text:span text:style-name="T20"> door Karel Zimmer &lt;</text:span><text:a xlink:type="simple" xlink:href="mailto:info@karelzimmer.nl" text:style-name="Internet_20_link" text:visited-style-name="Visited_20_Internet_20_Link"><text:span text:style-name="T58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4</text:file-name><text:tab/><text:date style:data-style-name="N36" text:date-value="2022-04-06T08:10:14.121826970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10:14.020454549</dc:date>
    <meta:printed-by>Karel Zimmer</meta:printed-by>
    <meta:print-date>2010-10-15T14:58:44</meta:print-date>
    <meta:keyword>Installatie</meta:keyword>
    <meta:keyword>Checklist</meta:keyword>
    <meta:keyword>Linux</meta:keyword>
    <meta:editing-cycles>2096</meta:editing-cycles>
    <meta:editing-duration>P5DT2H24M42S</meta:editing-duration>
    <dc:creator>Karel Zimmer</dc:creator>
    <meta:document-statistic meta:table-count="4" meta:image-count="0" meta:object-count="0" meta:page-count="1" meta:paragraph-count="26" meta:word-count="129" meta:character-count="953" meta:non-whitespace-character-count="826"/>
    <meta:user-defined meta:name="Info 1"/>
    <meta:user-defined meta:name="Info 2"/>
    <meta:user-defined meta:name="Info 3"/>
    <meta:user-defined meta:name="Info 4"/>
  </office:meta>
</office:document-meta>
</file>